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style:font-size-asian="10pt" style:font-size-complex="10pt"/>
    </style:style>
    <style:style style:name="P4"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font-name="Times New Roman"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9" style:family="paragraph" style:parent-style-name="Standard">
      <style:paragraph-properties fo:text-align="start" style:justify-single-word="false"/>
      <style:text-properties fo:color="#000000" style:font-name="Times New Roman" fo:font-size="12pt" style:font-name-asian="Menlo-Regular" style:font-size-asian="12pt" style:font-name-complex="Menlo-Regular" style:font-size-complex="12pt"/>
    </style:style>
    <style:style style:name="P10" style:family="paragraph" style:parent-style-name="Standard">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2" style:family="paragraph" style:parent-style-name="Standard">
      <style:paragraph-properties fo:text-align="start" style:justify-single-word="false"/>
      <style:text-properties fo:color="#000000"/>
    </style:style>
    <style:style style:name="P13" style:family="paragraph" style:parent-style-name="Standard">
      <style:paragraph-properties fo:text-align="center" style:justify-single-word="false"/>
      <style:text-properties fo:color="#000000"/>
    </style:style>
    <style:style style:name="P14" style:family="paragraph" style:parent-style-name="Standard">
      <style:paragraph-properties fo:text-align="end" style:justify-single-word="false"/>
      <style:text-properties fo:color="#000000" fo:font-size="12pt" style:font-size-asian="12pt" style:font-size-complex="12pt"/>
    </style:style>
    <style:style style:name="P15" style:family="paragraph" style:parent-style-name="Standard">
      <style:paragraph-properties fo:text-align="center" style:justify-single-word="false"/>
      <style:text-properties fo:color="#000000" fo:font-size="18pt" style:font-size-asian="18pt" style:font-size-complex="18pt"/>
    </style:style>
    <style:style style:name="P16" style:family="paragraph" style:parent-style-name="Standard">
      <style:text-properties fo:color="#000000" fo:font-size="10pt" style:font-size-asian="10pt" style:font-size-complex="10pt"/>
    </style:style>
    <style:style style:name="P17" style:family="paragraph" style:parent-style-name="Standard">
      <style:paragraph-properties fo:text-align="center" style:justify-single-word="false"/>
      <style:text-properties fo:color="#000000" fo:font-size="10pt" style:font-size-asian="10pt" style:font-size-complex="10pt"/>
    </style:style>
    <style:style style:name="P18" style:family="paragraph" style:parent-style-name="Standard">
      <style:paragraph-properties fo:text-align="center" style:justify-single-word="false"/>
      <style:text-properties fo:color="#000000" fo:font-size="10pt"/>
    </style:style>
    <style:style style:name="P19" style:family="paragraph" style:parent-style-name="Standard">
      <style:paragraph-properties fo:text-align="center" style:justify-single-word="false"/>
      <style:text-properties fo:color="#000000" fo:font-size="10pt" fo:font-style="italic" style:font-size-asian="10pt" style:font-style-asian="italic" style:font-size-complex="10pt" style:font-style-complex="italic"/>
    </style:style>
    <style:style style:name="P20" style:family="paragraph" style:parent-style-name="Standard">
      <style:paragraph-properties fo:text-align="start" style:justify-single-word="false"/>
      <style:text-properties fo:color="#000000" style:font-name="Menlo-Regular" fo:font-size="11pt" style:font-name-asian="Menlo-Regular" style:font-size-asian="11pt" style:font-name-complex="Menlo-Regular" style:font-size-complex="11pt"/>
    </style:style>
    <style:style style:name="P21" style:family="paragraph" style:parent-style-name="Text_20_body">
      <style:text-properties fo:color="#000000"/>
    </style:style>
    <style:style style:name="P22" style:family="paragraph" style:parent-style-name="Text_20_body">
      <style:text-properties fo:font-variant="normal" fo:text-transform="none" fo:color="#000000" fo:font-size="12pt" fo:letter-spacing="normal" fo:font-style="normal" style:font-size-asian="12pt" style:font-size-complex="12pt"/>
    </style:style>
    <style:style style:name="P23" style:family="paragraph" style:parent-style-name="Standard">
      <style:text-properties fo:color="#000000"/>
    </style:style>
    <style:style style:name="P24" style:family="paragraph" style:parent-style-name="Standard">
      <style:text-properties fo:color="#000000" fo:font-style="normal" style:font-style-asian="normal" style:font-style-complex="normal"/>
    </style:style>
    <style:style style:name="T1" style:family="text">
      <style:text-properties fo:font-size="18pt" style:font-size-asian="18pt" style:font-size-complex="18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style:font-name="Times New Roman" fo:letter-spacing="normal" fo:font-style="normal" style:font-size-asian="10pt" style:font-size-complex="10pt"/>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font-size="12pt" fo:letter-spacing="normal" fo:font-style="normal" style:font-size-asian="12pt" style:font-size-complex="12pt"/>
    </style:style>
    <style:style style:name="T10" style:family="text">
      <style:text-properties fo:font-variant="normal" fo:text-transform="none"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fo:font-size="12pt" fo:letter-spacing="normal" fo:font-style="normal" style:font-size-asian="12pt" style:font-size-complex="12pt"/>
    </style:style>
    <style:style style:name="T12" style:family="text">
      <style:text-properties fo:font-variant="normal" fo:text-transform="none" fo:letter-spacing="normal" fo:language="en" fo:country="none" fo:font-style="italic" fo:font-weight="normal" style:font-style-asian="italic" style:font-style-complex="italic"/>
    </style:style>
    <style:style style:name="T13" style:family="text">
      <style:text-properties fo:font-variant="normal" fo:text-transform="none" fo:letter-spacing="normal" fo:language="en" fo:country="none" fo:font-style="normal" fo:font-weight="normal"/>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fo:font-style="normal" style:font-style-asian="normal" style:font-style-complex="normal"/>
    </style:style>
    <style:style style:name="T20" style:family="text">
      <style:text-properties style:font-name="Menlo-Regular" fo:font-size="11pt" style:font-name-asian="Menlo-Regular" style:font-size-asian="11pt" style:font-name-complex="Menlo-Regular" style:font-size-complex="11pt"/>
    </style:style>
    <style:style style:name="T21" style:family="text">
      <style:text-properties style:text-position="super 58%"/>
    </style:style>
    <style:style style:name="T22" style:family="text">
      <style:text-properties style:font-name-asian="Menlo-Regular" style:font-name-complex="Menlo-Regul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hristopher Edgemon</text:p>
      <text:p text:style-name="P14">May 9, 2016</text:p>
      <text:p text:style-name="P14">Autonomy vs Place</text:p>
      <text:p text:style-name="P14">Erik Ghenoiu</text:p>
      <text:p text:style-name="P14"/>
      <text:p text:style-name="P15"/>
      <text:p text:style-name="P15">Anonymity</text:p>
      <text:p text:style-name="P17">Sibyl Moholy-Nagy (Native Genius in Anonymous Architecture), </text:p>
      <text:p text:style-name="P17">Bernard Rudofsky (Architecture Without Architects)</text:p>
      <text:p text:style-name="P6"/>
      <text:p text:style-name="P16"><text:span text:style-name="T15">"Rather than denying or even supplementing the high culture, therefore, histories of the vernacular complete it."</text:span> -Dell Upton</text:p>
      <text:p text:style-name="P6"/>
      <text:p text:style-name="P6"><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P6"><text:tab/>What exactly do we mean when we talk about "anonymous architecture"? Different definitions frame the question in different ways, and naturally produce very different conclusions.</text:p>
      <text:p text:style-name="P6"><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P6"><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P6"><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P6"><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P6"><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P6"><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P6"><text:tab/>[Open source architecture]</text:p>
      <text:p text:style-name="P6"/>
      <text:p text:style-name="P6"/>
      <text:p text:style-name="P6"/>
      <text:p text:style-name="P15">Taste + Interpretation</text:p>
      <text:p text:style-name="P17">Charles Moore (Plug It in, Rameses, and See if it Lights up.)</text:p>
      <text:p text:style-name="P6"/>
      <text:p text:style-name="P6"><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P6"><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P6"><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P6"><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P6"><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P6"><text:soft-page-break/><text:tab/>We continued north, and reached our destination for the evening - the Madonna Inn. Nobody 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P6"><text:tab/>There is a joy in reading that "Yes! The Madonna Inn really is architecture!" - and a kind of sadness in reading about the hilarious, glorious Santa Barbara City Hall, whose grandeur flew over my head. </text:p>
      <text:p text:style-name="P6"><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P6"/>
      <text:p text:style-name="P6"><text:tab/>Taste is a powerful, unspoken aspect of architecture. Almost all architectural decisions revolve around taste – many would argue that other kinds of decisions – structural, economic, sustainable – are not in fact “architecture,” but engineering or some other field. </text:p>
      <text:p text:style-name="P6"><text:tab/>I have spent my time in architecture school baffled by this problem. For much of 4<text:span text:style-name="T21">th</text:span> semester, my drawings were rejected because they were not beautiful enough. How can we tell if something, a single line, is elegant, beautiful? What makes a crooked line ugly and a smoother line elegant? Hina Jamelle has an entire practice centered around “Elegance”, but what this really seems to mean is that she makes personal decisions about taste and rigidly enforces them.</text:p>
      <text:p text:style-name="P6"><text:tab/>Taste is also at the heart of the inherent conservatism of architecture. Taste is socially constructed, and socially moderated – we know what is beautiful because others agree with us. It takes a bold person to disagree about matters of taste, especially considering that there is no intellectual framework to support these decisions. Taste becomes essentially a matter of personal status – there are “tastemakers,” people who we respect for various reasons who are allowed to make decisions.</text:p>
      <text:p text:style-name="P6"><text:tab/>Pinterest is full of people expressing their personal “taste” and sharing it with the world. When I visit that website, I circulate in a highly selected group of people – many of whom share my preference for “high” culture – minimalist architecture, abstract paintings. The large portion of pinterest is (at least <text:s/>this is my impression) quite different – they are mothers and teenage girls, and they share things that we would describe as declasse or reactionary – English manor houses, over-sentimental craft projects, cute animals, makeup advice. Can these two groups even talk to each other? Should they?</text:p>
      <text:p text:style-name="P6"><text:tab/>Architecture has off and on tried to dictate precise elements of taste. This is associated with the idea of style.</text:p>
      <text:p text:style-name="P6"/>
      <text:p text:style-name="P6"/>
      <text:p text:style-name="P6"/>
      <text:p text:style-name="P13"><text:span text:style-name="T1">Leon Krier / Peter Eisenman Conversation</text:span> </text:p>
      <text:p text:style-name="P17">Mark Wigley</text:p>
      <text:p text:style-name="P17"/>
      <text:p text:style-name="P8"><text:span text:style-name="T15">“the <text:s/>alternatives that appear as opposites-order <text:s/>and disorder, laws and change, structure and chaos - are in reality entirely complementary.” </text:span>- Manfredo Tafuri</text:p>
      <text:p text:style-name="P6"/>
      <text:p text:style-name="P6"><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P6"><text:soft-page-break/><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P6"><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P6"><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P6"><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P6"><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P6"><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P6"><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P6"/>
      <text:p text:style-name="P6"/>
      <text:p text:style-name="P15">Mannerism + Contrarianism</text:p>
      <text:p text:style-name="P17">Denise Scott Brown (Everyday America),</text:p>
      <text:p text:style-name="P17">Denise Scott Brown (Room at the Top?)</text:p>
      <text:p text:style-name="P6"/>
      <text:p text:style-name="P6"><text:soft-page-break/><text:tab/>The immense power of Complexity and Contradiction in Architecture and Learning From Las Vegas comes from not just their decision to face objects traditionally ignored in the architectural canon, but their willingness to embrace them.</text:p>
      <text:p text:style-name="P6"><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P6"><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P6"><text:tab/>Denise Scott Brown proudly proclaims a contrarian predilection - "my interest in architectural mannerism - breaking the rules, liking what's shocking."</text:p>
      <text:p text:style-name="P6"><text:tab/>How do we deal with things that violate, and even discredit, our perspectives? "Can't you architects hold off your criticism of strips and sprawl just long enough to find out why people use them?"</text:p>
      <text:p text:style-name="P6"/>
      <text:p text:style-name="P6"><text:tab/>In <text:span text:style-name="T15">Everyday America</text:span>, Scott Brown's contrarianism is focused on the symbolic or structural elements that architecture is afraid to confront. In <text:span text:style-name="T15">Room at the Top?</text:span><text:span text:style-name="T19"> her focus shifts to the profession itself – architecture has long been the domain of upper-class white men, who tended to ignore and diminish her role, preferring to elevate her husband Venturi to the status of Starchitect. One suspects that these two sentiments are related – forced to constantly battle a profession that is biased against you, one naturally might choose to examine other biases in the field. </text:span></text:p>
      <text:p text:style-name="P24"><text:tab/>I wonder if this criticism can go deeper still – architecture is happy to criticize itself, but only so far. We examine the assumptions of architectural historians, but rarely challenge the fundamental ideas of how the profession works. But is there any reason to think that the pedagogy and practice is any more legitimate than the history that glorified it? <text:s/>Architecture emerged from a particular social situation, deeply entwined with the legitimization of power. If we believe that this role has disappeared, and that architecture now speaks for other groups, or even for itself, we must wonder why the practice seems so continuous? What would architecture be like if the field was first invented in Soviet Russia, or the Global South, or beavers and birds and bees? Does architecture truly serve the good of society, or even the good of architects? Or does it instead function to protect itself and the powerful architects who we still idolize? Is architecture able to criticize itself, or is this a project that can only take place from the outside? What strategies can we employ to transform, or even destroy architecture? Can we design a field using its own tools (is this <text:s/>autonomy?) <text:s/>What questions are so contrarian that we dare not even ask them, and what happens if we do? Maybe it's a bad idea.</text:p>
      <text:p text:style-name="P24"/>
      <text:p text:style-name="P6"/>
      <text:p text:style-name="P15">Typology + Classification</text:p>
      <text:p text:style-name="P17">Aldo Rossi (Architecture of the City),</text:p>
      <text:p text:style-name="P17">Anthony Vidler (Third Typology)</text:p>
      <text:p text:style-name="P17"/>
      <text:p text:style-name="P17"><text:span text:style-name="T15">"I would define the concept of type as something that is permanent and complex, a logical principle that is prior to form </text:span><text:span text:style-name="T15">and that constitutes it."</text:span> - Rossi</text:p>
      <text:p text:style-name="P6"/>
      <text:p text:style-name="P6"><text:tab/>How do we classify buildings? <text:s/>There are of course many ways: residential vs. commercial; classical vs. modernist; urban vs rural.</text:p>
      <text:p text:style-name="P6"><text:tab/>Perhaps there are many ways, perhaps there is only one – typology – that contains all the others. <text:s/><text:soft-page-break/>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P6"><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P6"><text:tab/>Both of these motivations generate a class of forms.</text:p>
      <text:p text:style-name="P6">"Nevertheless, a closer scrutiny reveals that the idea of type held by the eighteenth-century rationalists was of a very different order from that of the early modernists and that the third typology now emerging is radically different from both."</text:p>
      <text:p text:style-name="P6"><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P6"><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P6"><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P6"><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P6"/>
      <text:p text:style-name="P6"/>
      <text:p text:style-name="P15">Nature and the Universe</text:p>
      <text:p text:style-name="P17">David Ruy (Returning to Strange Objects),</text:p>
      <text:p text:style-name="P18"><text:span text:style-name="T14">Daniel Hoffman (</text:span><text:span text:style-name="T7">The Evolutionary Argument Against Reality),</text:span></text:p>
      <text:p text:style-name="P3">Richard Dawkins (Selfish Gene)</text:p>
      <text:p text:style-name="P3"/>
      <text:p text:style-name="P5"><text:span text:style-name="T5">“</text:span><text:span text:style-name="T6">The world presented to us by our perceptions is </text:span><text:a xlink:type="simple" xlink:href="http://cogsci.uci.edu/~ddhoff/PerceptualEvolution.pdf" text:style-name="Internet_20_link" text:visited-style-name="Visited_20_Internet_20_Link"><text:span text:style-name="T3">nothing like reality</text:span></text:a><text:span text:style-name="T6">...[E]volution...maximizes evolutionary fitness by driving truth to extinction.” </text:span><text:span text:style-name="T4">-Daniel Hoffman</text:span></text:p>
      <text:p text:style-name="P21"><text:line-break/><text:tab/><text:span text:style-name="T9">David Ruy, in advocating his philosophy of Object Oriented Ontology, issues a call for architecture to abandon its preoccupation with fields – systems of relationships that are the hallmark of </text:span><text:span text:style-name="T9">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11">nature' and 'world,' are themselves not real objects.” And this valid criticism progresses to examining the problematics of these ideas, our assumptions that nature exists in a steady state that we are disrupting (rather than in constant flux), and </text:span><text:soft-page-break/><text:span text:style-name="T11">that nature itself is somehow superior to humanity, and that our obligation is to be stewards of this </text:span><text:span text:style-name="T11">fictional nature, rather than crafters of it. </text:span></text:p>
      <text:p text:style-name="P22"><text:tab/> But Ruy's presumptions about the clear division between our constructs (nature, eg) and “real” 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p>
      <text:p text:style-name="P4"><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4"><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4"><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4"><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4"><text:tab/>We can at least take solace in the fact that the universe will end, either in a big crunch or a slow heat death, and that all evidence and memory of everything we have thought and done will disappear. So whether we are wrong or we are right (and we are almost certainly both and neither), it doesn't matter too much in the end.</text:p>
      <text:p text:style-name="P2"/>
      <text:p text:style-name="P2"/>
      <text:p text:style-name="P15">Gunkspace, funkspace, bunkspace, punkspace</text:p>
      <text:p text:style-name="P17">Rem Koolhaas (Junkspace)</text:p>
      <text:p text:style-name="P13"/>
      <text:p text:style-name="P6"><text:tab/>What the fuck is junkspace? I read that whole essay and I couldn't make out a coherent argument. (To be honest, I didn't read the whole article. I skipped pages 6 and 7. I don't think it matters, maybe that's actually the point.) It's just a series aphorisms? </text:p>
      <text:p text:style-name="P6"><text:tab/>Is "Junkspace" junkspace? Is Rem just generating more junkspace? Or maybe copying its form? <text:soft-page-break/>Why are there no paragraphs? How do I read this text? Am I supposed to read junkspace the same way? </text:p>
      <text:p text:style-name="P6"><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P6"><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P6"><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P6"><text:tab/>Should we look at junkspace or avert our eyes? </text:p>
      <text:p text:style-name="P6"><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P6"><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2"><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P6"/>
      <text:p text:style-name="P15">Autonomy + Recursion </text:p>
      <text:p text:style-name="P17">Victor Hugo (Hunchback of Notre Dame),</text:p>
      <text:p text:style-name="P17">Eisenman (Neo-Functionalism), </text:p>
      <text:p text:style-name="P17"><text:s/>M<text:span text:style-name="T16">anfredo Tafuri</text:span><text:span text:style-name="T8"> (Toward a Critique of Architectural Ideology),</text:span></text:p>
      <text:p text:style-name="P6"/>
      <text:p text:style-name="P6"><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P6"><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P6"><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P6"><text:tab/>This argument, expressed by Peter Eisenman among others, seems suspiciously simplistic. <text:soft-page-break/>Architecture only served this one function, and this function was completely eliminated by global 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P6"><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P6"><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he most powerful and mysterious techniques. On the other hand, it cannot do anything that a non-recursive program can; it adds beauty and clarity, but not power.</text:p>
      <text:p text:style-name="P6"><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P6"/>
      <text:p text:style-name="P6"/>
      <text:p text:style-name="P15">Remembering, Forgetting, Meaning</text:p>
      <text:p text:style-name="P17">Manfredo Tafuri (L'architecture dans le Boudoir),</text:p>
      <text:p text:style-name="P17"><text:s/>Aldo Rossi (Architecture of the City)</text:p>
      <text:p text:style-name="P13"/>
      <text:p text:style-name="P19">"At the origins of the critical act are always found the acts of distinguishing, separating, and disintegrating a given structure. Without the act of disintegrating the object under analysis, it is impossible to rewrite it." - <text:span text:style-name="T19">Tafuri</text:span></text:p>
      <text:p text:style-name="P7"/>
      <text:p text:style-name="P8"><text:span text:style-name="T15">“</text:span><text:span text:style-name="T12">Colorless green ideas sleep furiously” </text:span><text:span text:style-name="T13">- Noam Chomsky</text:span></text:p>
      <text:p text:style-name="P13"/>
      <text:p text:style-name="P12"><text:tab/>I am supposed to begin with a thesis. And then I am supposed to prove that thesis. Is that correct? Is that even possible? We both know that I am not capable of writing something true – if Rossi and Tafuri and Eisenman are all wrong, then so am I. Maybe I can point out the flaws in their arguments. Maybe I can construct some nice little ideas, but probably not (they probably wouldn't be original anyway.) What exactly is the point of this? To encourage a deep engagement with the text? To impr<text:span text:style-name="T18">ove our ability to think critically? To produce evidence for NCARB?</text:span></text:p>
      <text:p text:style-name="P11"><text:tab/>The purpose for the student and the professor should probably be aligned, but should not be identical. </text:p>
      <text:p text:style-name="P11"><text:tab/>So what, then is my thesis? Rossi asserts that the “One can say that t he city itself is the collective memory of its people”, that the city is “city is the locus of the collective memory.”<text:note text:id="ftn1" text:note-class="footnote"><text:note-citation>1</text:note-citation><text:note-body><text:p text:style-name="Footnote">Rossi, <text:span text:style-name="T15">Architecture of the City</text:span>, 130</text:p></text:note-body></text:note> </text:p>
      <text:p text:style-name="P11"/>
      <text:p text:style-name="P9">“constitute whole pieces of the city and whose function now is no longer the original one”<text:note text:id="ftn2" text:note-class="footnote"><text:note-citation>2</text:note-citation><text:note-body><text:p text:style-name="Footnote">Rossi, ibid., 29</text:p></text:note-body></text:note></text:p>
      <text:p text:style-name="P9">“that if the architectural construction we are examining had been built recently, it would not have the <text:soft-page-break/>same value.”<text:note text:id="ftn3" text:note-class="footnote"><text:note-citation>3</text:note-citation><text:note-body><text:p text:style-name="Footnote">Rossi, 29</text:p></text:note-body></text:note></text:p>
      <text:p text:style-name="P11"/>
      <text:p text:style-name="P11">“<text:span text:style-name="T22">"the concept that one person has of an urban artifact will always differ from that of someone who "lives" that same artifact.”</text:span><text:span text:style-name="T22"><text:note text:id="ftn4" text:note-class="footnote"><text:note-citation>4</text:note-citation><text:note-body><text:p text:style-name="Footnote">Rossi, 33</text:p></text:note-body></text:note></text:span></text:p>
      <text:p text:style-name="P9">“Cities become historical texts; in fact, to study urban phenomena without the use of history is unimaginable,”<text:note text:id="ftn5" text:note-class="footnote"><text:note-citation>5</text:note-citation><text:note-body><text:p text:style-name="Footnote">Rossi, 128</text:p></text:note-body></text:note></text:p>
      <text:p text:style-name="P20"/>
      <text:p text:style-name="P11">To work with leftover materials, with the garbage and throwaways of our daily and commonplace existence, is an integral aspect of the tradition of modern art,<text:note text:id="ftn6" text:note-class="footnote"><text:note-citation>6</text:note-citation><text:note-body><text:p text:style-name="Footnote">Manfredo Tafuri, 292</text:p></text:note-body></text:note></text:p>
      <text:p text:style-name="P12"/>
      <text:p text:style-name="P12"/>
      <text:p text:style-name="P6"><text:tab/>Memory is a process of construction. 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text:p>
      <text:p text:style-name="P6"><text:tab/>Memories exist in a kind of interface with the natural world. Memories lie dormant, waiting to be triggered, an thus remade; in the same way, memory resides in every architectural object, waiting to be read, interpreted.</text:p>
      <text:p text:style-name="P6"><text:tab/>What is the nature of the memory that is embedded in architectural space? It is a [pastiche?] Monuments project a kind of grand collective memory - they reflect values from a certain time, as perceived through modern eyes. They are in some ways the most honest and telling of the memory shards of the city, and in some ways the biggest liars.</text:p>
      <text:p text:style-name="P6"><text:tab/>This presents itself most clearly in the concept of the ruin - an object that is at once monumental and invisible. Sometimes, ruins retain fragments of memory - but, more interestingly, sometimes ruins become completely forgotten and reinvented. [Humayun's Tomb?]</text:p>
      <text:p text:style-name="P6"><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text:p>
      <text:p text:style-name="P6"><text:tab/>For me, this idea conjures the idea of ruins - a ruin is the evidence of a forgotten civilization - and while we may believe that we can "read" and thus interpret the meaning of this object, we are almost certainly wrong. Our reading is contingent on our present circumstances, our goals and desires. </text:p>
      <text:p text:style-name="P6"><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P6"><text:tab/>There are fragments of his text that seem immensely valuable, but the thing itself is beyond my comprehension. What is the locus? We discussed it in class, but I've forgotten the answer.</text:p>
      <text:p text:style-name="P6"><text:tab/>What does it mean to understand something? Ultimately, all understanding is only partial. No one will ever understand what Tafuri meant, not even Tafuri himself. </text:p>
      <text:p text:style-name="P6"><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text:p>
      <text:p text:style-name="P6"><text:soft-page-break/><text:tab/>We grab pieces, and re-deploy them in the service of our own beliefs, theories, etc. <text:s/>We attend class, and our understanding is transformed in response to the teacher's own interpretation.</text:p>
      <text:p text:style-name="P6"><text:tab/>In discussions in this class, I do not remember much of the text that I have read (cf. understanding); in my life, most of the events that have made up my life are forgotten. We do not remember for long. Arguments become fragmentary. The act of writing presents a crystallization of a series of fragments of thought.</text:p>
      <text:p text:style-name="P6"/>
      <text:p text:style-name="P6"/>
      <text:p text:style-name="P15">Truth, Lies, Simulation</text:p>
      <text:p text:style-name="P17">Dell Upton (Architecture History or Landscape History?),</text:p>
      <text:p text:style-name="P17">Colin Rowe (5 Architects),</text:p>
      <text:p text:style-name="P17">Peter Eisenman (End of the Classical)</text:p>
      <text:p text:style-name="P17"/>
      <text:p text:style-name="P13"><text:span text:style-name="T2">"[Modernism] was an elaborately indirect mechanism for suppression of feelings of guilt"</text:span><text:span text:style-name="T2"><text:note text:id="ftn7" text:note-class="footnote"><text:note-citation>7</text:note-citation><text:note-body><text:p text:style-name="Footnote">Colin Rowe, 5 Architects, </text:p></text:note-body></text:note></text:span></text:p>
      <text:p text:style-name="P19"/>
      <text:p text:style-name="P13"><text:span text:style-name="T20">It involves the complementary strategies of defining a distinctive realm of expertise and of devising a mechanism for limiting</text:span><text:span text:style-name="T20"> entrance to its practice</text:span><text:span text:style-name="T20"><text:note text:id="ftn8" text:note-class="footnote"><text:note-citation>8</text:note-citation><text:note-body><text:p text:style-name="Footnote">Dell Upton, Architecture History or Landscape History, 195</text:p></text:note-body></text:note></text:span></text:p>
      <text:p text:style-name="P17"/>
      <text:p text:style-name="P6"><text:tab/>Of the many things I have learned in architecture school, one of the most important is the value of lying. Architecture students lie often, and well. It is a skill we learn quite early.</text:p>
      <text:p text:style-name="P6"><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P6"><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P6"><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P6"><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P6"><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hot air?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text:p>
      <text:p text:style-name="P6"><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P6"><text:tab/>Upton produces a different kind of answer; faced with the compromise of all of architectural <text:soft-page-break/>history, it is necessary for Upton to propose a new, coherent basis for architectural research. Upton proposes the cultural landscape, rather than the individual artist or building, as the basic unit of inquiry. </text:p>
      <text:p text:style-name="P12"><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P12"><text:tab/>Upton instead proposes a broadening of architectural history, as part of a broader trend of the dissolution of boundaries among the humanities. He proposes architectural history reorient itself towards the cultural landscape, privileging t<text:span text:style-name="T17">he “</text:span><text:span text:style-name="T10">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P1"><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p>
      <text:p text:style-name="P1"/>
      <text:p text:style-name="P12"><text:tab/>Eisenman, in his essay “The End of the Classical,” offers us a potential way out of this bind, by introducing the idea of simulation. Eisenman, like Upton and Rowe before him, asserts that architecture has historically operated under a series of fictions. For Eisenman these fictions are representation, reason, and history. Whereas architecture may have at one point been able to transmit meaning through orders, representation no longer carries meaning because we no longer believe in the classical orders the way we used to. Likewise with reason, whereas architecture originally derived its authority from its relationship with the divine, and later substituted science into the place of the divine, a more thorough inspection of the apparatus that produces "knowledge": "The processes for knowing - measurement, logical proof, causality-turned out to be a network of value-laden arguments, no more than effective modes of persuasion."<text:note text:id="ftn9" text:note-class="footnote"><text:note-citation>9</text:note-citation><text:note-body><text:p text:style-name="Footnote">Eisenman, 157</text:p></text:note-body></text:note> And of course history has been dealt with quite thoroughly already.</text:p>
      <text:p text:style-name="P11"><text:tab/>“The three fictions just discussed can be seen not as fictions but rather as simulations. As has been said, fiction becomes simulation when it does not recognize its condition as fiction,”<text:note text:id="ftn10" text:note-class="footnote"><text:note-citation>10</text:note-citation><text:note-body><text:p text:style-name="Footnote">Eisenman, 159</text:p></text:note-body></text:note> Eisenman, writing before computers dominated architecture, sees simulations differently. He regards them as half-lies rather than almost-truths. And this perspective is valid – it is important to acknowledge the fictions that we are telling ourselves, even if we simultaneously believe them.</text:p>
      <text:p text:style-name="P10"/>
      <text:p text:style-name="P6"><text:span text:style-name="T18"><text:tab/>Our simulations today have become dramatically more powerful, now that we have machines to </text:span><text:span text:style-name="T18">run them for us. </text:span>We can simulate sunlight, solar heat gain, weather patterns, traffic flows. We can use simulations to collect and organize data, to determine or support our design decisions. <text:s/>Simulation may not be accurate, but it can come close enough to reality, in some instances, to provide us with valuable insights. </text:p>
      <text:p text:style-name="P6"><text:tab/>Rendering used to be done entirely by hand, but even this had an element of simulation. Two point perspective is a simulation of real-world vision, and this development provided a powerful method for advancing architectural representation. <text:s/>Our representational simulations today are much more powerful, and this carries dangers as well as opportunities. Computer renderings – simulations of the physical world - are extraordinarly powerful tools of persuasion, ways that we can show a building just as it will look once it has been built (often, better than it will look when it is built.) This over-<text:soft-page-break/>precision can make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P6"><text:tab/>A brief discussion of mathematics is useful here. Euclid's famous axioms are the historical foundation of geometry – these are taken as given truths, upon which the entire edifice of geometry can be constructed. The parallel to a simulation here is very clear – we begin with assumptions, which we believe to be true but cannot be proven – and use them to create a grand model rich in meaning and implications. But we know now that Euclid's axioms are not what he originally believed them to be; the great advances in non-Euclidean geometry in the 19<text:span text:style-name="T21">th</text:span> century emerged from the invalidation of one of these axioms – the parallel postulate – which asserts that parallel lines never intersect, and non-parallel lines intersect at exactly one point. This axiom holds true on a flat plane, and generates a certain kind of geometry; however, it does not hold true on a sphere, where parallel lines do in fact intersect, and holds even less true in the physical world, where space is curved in many different ways.</text:p>
      <text:p text:style-name="P6"><text:tab/>What does this mean for architecture?</text:p>
      <text:p text:style-name="P6"><text:tab/></text:p>
      <text:p text:style-name="P6"><text:tab/>"alternative fictions for the origin can be proposed: for example, one that is arbitrary, one that has no external value derived from meaning, truth, or timelessness."<text:note text:id="ftn11" text:note-class="footnote"><text:note-citation>11</text:note-citation><text:note-body><text:p text:style-name="Footnote">Eisenman, 161</text:p></text:note-body></text:note></text:p>
      <text:p text:style-name="P6"><text:tab/>What an exciting idea!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P6"><text:tab/>If we can imagine an infinity of alterate architectures, what do we do with them? What architectural simulations would be the most valuable? </text:p>
      <text:p text:style-name="P6"><text:tab/>Eisenman deals very delicately with the idea of fiction in his piece "The End of the Classical," wherein he busts apart modernism, claiming that it was never even really present in the first place.</text:p>
      <text:p text:style-name="P6"><text:tab/>"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P6"><text:tab/>"What can be the model for architecture when the essence of what was effective in the classical model-the presumed rational value of structures, representations, methodologies of origins and ends. and deductive processes-has been shown to be a sim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12T09:53:18</dc:date>
    <dc:creator>Christopher Edgemon</dc:creator>
    <meta:editing-duration>PT7H7M59S</meta:editing-duration>
    <meta:editing-cycles>87</meta:editing-cycles>
    <meta:generator>OpenOffice/4.1.2$Unix OpenOffice.org_project/412m3$Build-9782</meta:generator>
    <meta:document-statistic meta:table-count="0" meta:image-count="0" meta:object-count="0" meta:page-count="13" meta:paragraph-count="166" meta:word-count="7903" meta:character-count="48376"/>
  </office:meta>
</office:document-meta>
</file>